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weight="normal" officeooo:rsid="000abbce" officeooo:paragraph-rsid="000abbce" style:font-weight-asian="normal" style:font-weight-complex="normal"/>
    </style:style>
    <style:style style:name="P2" style:family="paragraph" style:parent-style-name="Text_20_body" style:list-style-name="L3">
      <style:text-properties officeooo:rsid="0008c588" officeooo:paragraph-rsid="0008c588"/>
    </style:style>
    <style:style style:name="T1" style:family="text">
      <style:text-properties officeooo:rsid="0008c588"/>
    </style:style>
    <style:style style:name="T2" style:family="text">
      <style:text-properties officeooo:rsid="000abb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Functional</text:span> <text:span text:style-name="T1">T</text:span>est <text:span text:style-name="T1">P</text:span>lan</text:h>
      <text:p text:style-name="Standard"/>
      <text:h text:style-name="Heading_20_2" text:outline-level="2"><text:span text:style-name="T2">Features to</text:span> verify</text:h>
      <text:list xml:id="list3799884621" text:style-name="L1">
        <text:list-item>
          <text:p text:style-name="P1">SD card</text:p>
          <text:list>
            <text:list-item>
              <text:p text:style-name="P1">Compatibility with other devices</text:p>
            </text:list-item>
            <text:list-item>
              <text:p text:style-name="P1">Does CD work?</text:p>
            </text:list-item>
            <text:list-item>
              <text:p text:style-name="P1">Signal integrity</text:p>
            </text:list-item>
          </text:list>
        </text:list-item>
        <text:list-item>
          <text:p text:style-name="P1">IMU</text:p>
          <text:list>
            <text:list-item>
              <text:p text:style-name="P1">Gyro config and data</text:p>
            </text:list-item>
            <text:list-item>
              <text:p text:style-name="P1">Accel config and data</text:p>
            </text:list-item>
            <text:list-item>
              <text:p text:style-name="P1">Are additional pins needed?</text:p>
            </text:list-item>
            <text:list-item>
              <text:p text:style-name="P1">Does power reset function? (can it be cold reboot?)</text:p>
            </text:list-item>
            <text:list-item>
              <text:p text:style-name="P1">Signal integrity</text:p>
            </text:list-item>
          </text:list>
        </text:list-item>
        <text:list-item>
          <text:p text:style-name="P1">GPS</text:p>
          <text:list>
            <text:list-item>
              <text:p text:style-name="P1">Does recommended GPS do its job?</text:p>
            </text:list-item>
            <text:list-item>
              <text:p text:style-name="P1">Does hand-wired GPS also work?</text:p>
            </text:list-item>
            <text:list-item>
              <text:p text:style-name="P1">Signal integrity</text:p>
            </text:list-item>
          </text:list>
        </text:list-item>
        <text:list-item>
          <text:p text:style-name="P1">Generic</text:p>
          <text:list>
            <text:list-item>
              <text:p text:style-name="P1">What is the current consumption?</text:p>
            </text:list-item>
            <text:list-item>
              <text:p text:style-name="P1">Are rise times OK?</text:p>
            </text:list-item>
            <text:list-item>
              <text:p text:style-name="P1">Noise on power and ground?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8M15S</meta:editing-duration>
    <meta:editing-cycles>6</meta:editing-cycles>
    <meta:generator>LibreOffice/5.3.4.2$Windows_X86_64 LibreOffice_project/f82d347ccc0be322489bf7da61d7e4ad13fe2ff3</meta:generator>
    <dc:date>2017-09-11T12:17:54.292000000</dc:date>
    <meta:document-statistic meta:table-count="0" meta:image-count="0" meta:object-count="0" meta:page-count="1" meta:paragraph-count="20" meta:word-count="88" meta:character-count="426" meta:non-whitespace-character-count="376"/>
    <meta:user-defined meta:name="Info 1"/>
    <meta:user-defined meta:name="Info 2"/>
    <meta:user-defined meta:name="Info 3"/>
    <meta:user-defined meta:name="Info 4"/>
  </office:meta>
</office:document-meta>
</file>